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font-face-decls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</office:font-face-decls>
  <office:automatic-styles>
    <style:style style:family="paragraph" style:name="P1" style:parent-style-name="0">
      <style:paragraph-properties style:snap-to-layout-grid="false"/>
    </style:style>
    <style:style style:family="text" style:name="T1">
      <style:text-properties style:font-name="바탕" style:font-name-asian="함초롬바탕"/>
    </style:style>
    <style:style style:family="text" style:name="T2">
      <style:text-properties style:font-name="바탕" style:font-name-asian="함초롬바탕"/>
    </style:style>
    <style:style style:family="paragraph" style:name="P2" style:parent-style-name="0">
      <style:paragraph-properties style:snap-to-layout-grid="false"/>
    </style:style>
    <style:style style:family="table" style:name="T1">
      <style:table-properties style:width="0.000cm" table:border-model="collapsing"/>
    </style:style>
    <style:style style:family="graphic" style:name="fr1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horizontal-rel="paragraph" style:number-wrapped-paragraphs="no-limit" style:run-through="" style:vertical-pos="from-top" style:vertical-rel="paragraph" style:wrap="none"/>
    </style:style>
    <style:style style:family="table-column" style:name="T1.C65">
      <style:table-column-properties style:column-width="2.114cm"/>
    </style:style>
    <style:style style:family="table-column" style:name="T1.C66">
      <style:table-column-properties style:column-width="2.114cm"/>
    </style:style>
    <style:style style:family="table-column" style:name="T1.C67">
      <style:table-column-properties style:column-width="2.114cm"/>
    </style:style>
    <style:style style:family="table-column" style:name="T1.C68">
      <style:table-column-properties style:column-width="2.114cm"/>
    </style:style>
    <style:style style:family="table-column" style:name="T1.C69">
      <style:table-column-properties style:column-width="2.114cm"/>
    </style:style>
    <style:style style:family="table-column" style:name="T1.C70">
      <style:table-column-properties style:column-width="2.114cm"/>
    </style:style>
    <style:style style:family="table-column" style:name="T1.C71">
      <style:table-column-properties style:column-width="2.114cm"/>
    </style:style>
    <style:style style:family="paragraph" style:name="P3" style:parent-style-name="0">
      <style:paragraph-properties style:snap-to-layout-grid="false"/>
    </style:style>
    <style:style style:family="text" style:name="T3">
      <style:text-properties style:font-name="바탕" style:font-name-asian="함초롬바탕"/>
    </style:style>
    <style:style style:family="table-cell" style:name="T1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" style:parent-style-name="0">
      <style:paragraph-properties style:snap-to-layout-grid="false"/>
    </style:style>
    <style:style style:family="text" style:name="T4">
      <style:text-properties style:font-name="바탕" style:font-name-asian="함초롬바탕"/>
    </style:style>
    <style:style style:family="table-cell" style:name="T1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" style:parent-style-name="0">
      <style:paragraph-properties style:snap-to-layout-grid="false"/>
    </style:style>
    <style:style style:family="text" style:name="T5">
      <style:text-properties style:font-name="바탕" style:font-name-asian="함초롬바탕"/>
    </style:style>
    <style:style style:family="table-cell" style:name="T1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" style:parent-style-name="0">
      <style:paragraph-properties style:snap-to-layout-grid="false"/>
    </style:style>
    <style:style style:family="text" style:name="T6">
      <style:text-properties style:font-name="바탕" style:font-name-asian="함초롬바탕"/>
    </style:style>
    <style:style style:family="table-cell" style:name="T1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" style:parent-style-name="0">
      <style:paragraph-properties style:snap-to-layout-grid="false"/>
    </style:style>
    <style:style style:family="text" style:name="T7">
      <style:text-properties style:font-name="바탕" style:font-name-asian="함초롬바탕"/>
    </style:style>
    <style:style style:family="table-cell" style:name="T1.R1_C4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" style:parent-style-name="0">
      <style:paragraph-properties style:snap-to-layout-grid="false"/>
    </style:style>
    <style:style style:family="text" style:name="T8">
      <style:text-properties style:font-name="바탕" style:font-name-asian="함초롬바탕"/>
    </style:style>
    <style:style style:family="table-cell" style:name="T1.R1_C5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9" style:parent-style-name="0">
      <style:paragraph-properties style:snap-to-layout-grid="false"/>
    </style:style>
    <style:style style:family="text" style:name="T9">
      <style:text-properties style:font-name="바탕" style:font-name-asian="함초롬바탕"/>
    </style:style>
    <style:style style:family="table-cell" style:name="T1.R1_C6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1">
      <style:table-row-properties style:min-row-height="0.452cm"/>
    </style:style>
    <style:style style:family="paragraph" style:name="P10" style:parent-style-name="0">
      <style:paragraph-properties style:snap-to-layout-grid="false"/>
    </style:style>
    <style:style style:family="text" style:name="T10">
      <style:text-properties style:font-name="바탕" style:font-name-asian="함초롬바탕"/>
    </style:style>
    <style:style style:family="table-cell" style:name="T1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" style:parent-style-name="0">
      <style:paragraph-properties style:snap-to-layout-grid="false"/>
    </style:style>
    <style:style style:family="text" style:name="T11">
      <style:text-properties style:font-name="바탕" style:font-name-asian="함초롬바탕"/>
    </style:style>
    <style:style style:family="table-cell" style:name="T1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" style:parent-style-name="0">
      <style:paragraph-properties style:snap-to-layout-grid="false"/>
    </style:style>
    <style:style style:family="text" style:name="T12">
      <style:text-properties style:font-name="바탕" style:font-name-asian="함초롬바탕"/>
    </style:style>
    <style:style style:family="table-cell" style:name="T1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3" style:parent-style-name="0">
      <style:paragraph-properties style:snap-to-layout-grid="false"/>
    </style:style>
    <style:style style:family="text" style:name="T13">
      <style:text-properties style:font-name="바탕" style:font-name-asian="함초롬바탕"/>
    </style:style>
    <style:style style:family="table-cell" style:name="T1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" style:parent-style-name="0">
      <style:paragraph-properties style:snap-to-layout-grid="false"/>
    </style:style>
    <style:style style:family="text" style:name="T14">
      <style:text-properties style:font-name="바탕" style:font-name-asian="함초롬바탕"/>
    </style:style>
    <style:style style:family="table-cell" style:name="T1.R2_C4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" style:parent-style-name="0">
      <style:paragraph-properties style:snap-to-layout-grid="false"/>
    </style:style>
    <style:style style:family="text" style:name="T15">
      <style:text-properties style:font-name="바탕" style:font-name-asian="함초롬바탕"/>
    </style:style>
    <style:style style:family="table-cell" style:name="T1.R2_C5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" style:parent-style-name="0">
      <style:paragraph-properties style:snap-to-layout-grid="false"/>
    </style:style>
    <style:style style:family="text" style:name="T16">
      <style:text-properties style:font-name="바탕" style:font-name-asian="함초롬바탕"/>
    </style:style>
    <style:style style:family="table-cell" style:name="T1.R2_C6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2">
      <style:table-row-properties style:min-row-height="0.452cm"/>
    </style:style>
    <style:style style:family="paragraph" style:name="P17" style:parent-style-name="0">
      <style:paragraph-properties style:snap-to-layout-grid="false"/>
    </style:style>
    <style:style style:family="text" style:name="T17">
      <style:text-properties style:font-name="바탕" style:font-name-asian="함초롬바탕"/>
    </style:style>
    <style:style style:family="table-cell" style:name="T1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8" style:parent-style-name="0">
      <style:paragraph-properties style:snap-to-layout-grid="false"/>
    </style:style>
    <style:style style:family="text" style:name="T18">
      <style:text-properties style:font-name="바탕" style:font-name-asian="함초롬바탕"/>
    </style:style>
    <style:style style:family="table-cell" style:name="T1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" style:parent-style-name="0">
      <style:paragraph-properties style:snap-to-layout-grid="false"/>
    </style:style>
    <style:style style:family="text" style:name="T19">
      <style:text-properties style:font-name="바탕" style:font-name-asian="함초롬바탕"/>
    </style:style>
    <style:style style:family="table-cell" style:name="T1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" style:parent-style-name="0">
      <style:paragraph-properties style:snap-to-layout-grid="false"/>
    </style:style>
    <style:style style:family="text" style:name="T20">
      <style:text-properties style:font-name="바탕" style:font-name-asian="함초롬바탕"/>
    </style:style>
    <style:style style:family="table-cell" style:name="T1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" style:parent-style-name="0">
      <style:paragraph-properties style:snap-to-layout-grid="false"/>
    </style:style>
    <style:style style:family="text" style:name="T21">
      <style:text-properties style:font-name="바탕" style:font-name-asian="함초롬바탕"/>
    </style:style>
    <style:style style:family="table-cell" style:name="T1.R3_C4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2" style:parent-style-name="0">
      <style:paragraph-properties style:snap-to-layout-grid="false"/>
    </style:style>
    <style:style style:family="text" style:name="T22">
      <style:text-properties style:font-name="바탕" style:font-name-asian="함초롬바탕"/>
    </style:style>
    <style:style style:family="table-cell" style:name="T1.R3_C5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" style:parent-style-name="0">
      <style:paragraph-properties style:snap-to-layout-grid="false"/>
    </style:style>
    <style:style style:family="text" style:name="T23">
      <style:text-properties style:font-name="바탕" style:font-name-asian="함초롬바탕"/>
    </style:style>
    <style:style style:family="table-cell" style:name="T1.R3_C6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3">
      <style:table-row-properties style:min-row-height="0.452cm"/>
    </style:style>
    <style:style style:family="paragraph" style:name="P24" style:parent-style-name="0">
      <style:paragraph-properties style:snap-to-layout-grid="false"/>
    </style:style>
    <style:style style:family="text" style:name="T24">
      <style:text-properties style:font-name="바탕" style:font-name-asian="함초롬바탕"/>
    </style:style>
    <style:style style:family="table-cell" style:name="T1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" style:parent-style-name="0">
      <style:paragraph-properties style:snap-to-layout-grid="false"/>
    </style:style>
    <style:style style:family="text" style:name="T25">
      <style:text-properties style:font-name="바탕" style:font-name-asian="함초롬바탕"/>
    </style:style>
    <style:style style:family="table-cell" style:name="T1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6" style:parent-style-name="0">
      <style:paragraph-properties style:snap-to-layout-grid="false"/>
    </style:style>
    <style:style style:family="text" style:name="T26">
      <style:text-properties style:font-name="바탕" style:font-name-asian="함초롬바탕"/>
    </style:style>
    <style:style style:family="table-cell" style:name="T1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" style:parent-style-name="0">
      <style:paragraph-properties style:snap-to-layout-grid="false"/>
    </style:style>
    <style:style style:family="text" style:name="T27">
      <style:text-properties style:font-name="바탕" style:font-name-asian="함초롬바탕"/>
    </style:style>
    <style:style style:family="table-cell" style:name="T1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" style:parent-style-name="0">
      <style:paragraph-properties style:snap-to-layout-grid="false"/>
    </style:style>
    <style:style style:family="text" style:name="T28">
      <style:text-properties style:font-name="바탕" style:font-name-asian="함초롬바탕"/>
    </style:style>
    <style:style style:family="table-cell" style:name="T1.R4_C4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" style:parent-style-name="0">
      <style:paragraph-properties style:snap-to-layout-grid="false"/>
    </style:style>
    <style:style style:family="text" style:name="T29">
      <style:text-properties style:font-name="바탕" style:font-name-asian="함초롬바탕"/>
    </style:style>
    <style:style style:family="table-cell" style:name="T1.R4_C5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" style:parent-style-name="0">
      <style:paragraph-properties style:snap-to-layout-grid="false"/>
    </style:style>
    <style:style style:family="text" style:name="T30">
      <style:text-properties style:font-name="바탕" style:font-name-asian="함초롬바탕"/>
    </style:style>
    <style:style style:family="table-cell" style:name="T1.R4_C6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4">
      <style:table-row-properties style:min-row-height="0.452cm"/>
    </style:style>
    <style:style style:family="paragraph" style:name="P31" style:parent-style-name="0">
      <style:paragraph-properties style:snap-to-layout-grid="false"/>
    </style:style>
    <style:style style:family="text" style:name="T31">
      <style:text-properties style:font-name="바탕" style:font-name-asian="함초롬바탕"/>
    </style:style>
    <style:style style:family="table-cell" style:name="T1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" style:parent-style-name="0">
      <style:paragraph-properties style:snap-to-layout-grid="false"/>
    </style:style>
    <style:style style:family="text" style:name="T32">
      <style:text-properties style:font-name="바탕" style:font-name-asian="함초롬바탕"/>
    </style:style>
    <style:style style:family="table-cell" style:name="T1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" style:parent-style-name="0">
      <style:paragraph-properties style:snap-to-layout-grid="false"/>
    </style:style>
    <style:style style:family="text" style:name="T33">
      <style:text-properties style:font-name="바탕" style:font-name-asian="함초롬바탕"/>
    </style:style>
    <style:style style:family="table-cell" style:name="T1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" style:parent-style-name="0">
      <style:paragraph-properties style:snap-to-layout-grid="false"/>
    </style:style>
    <style:style style:family="text" style:name="T34">
      <style:text-properties style:font-name="바탕" style:font-name-asian="함초롬바탕"/>
    </style:style>
    <style:style style:family="table-cell" style:name="T1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5" style:parent-style-name="0">
      <style:paragraph-properties style:snap-to-layout-grid="false"/>
    </style:style>
    <style:style style:family="text" style:name="T35">
      <style:text-properties style:font-name="바탕" style:font-name-asian="함초롬바탕"/>
    </style:style>
    <style:style style:family="table-cell" style:name="T1.R5_C4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6" style:parent-style-name="0">
      <style:paragraph-properties style:snap-to-layout-grid="false"/>
    </style:style>
    <style:style style:family="text" style:name="T36">
      <style:text-properties style:font-name="바탕" style:font-name-asian="함초롬바탕"/>
    </style:style>
    <style:style style:family="table-cell" style:name="T1.R5_C5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" style:parent-style-name="0">
      <style:paragraph-properties style:snap-to-layout-grid="false"/>
    </style:style>
    <style:style style:family="text" style:name="T37">
      <style:text-properties style:font-name="바탕" style:font-name-asian="함초롬바탕"/>
    </style:style>
    <style:style style:family="table-cell" style:name="T1.R5_C6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5">
      <style:table-row-properties style:min-row-height="0.452cm"/>
    </style:style>
    <style:style style:family="paragraph" style:name="P38" style:parent-style-name="0">
      <style:paragraph-properties style:snap-to-layout-grid="false"/>
    </style:style>
    <style:style style:family="text" style:name="T38">
      <style:text-properties style:font-name="바탕" style:font-name-asian="함초롬바탕"/>
    </style:style>
    <style:style style:family="text" style:name="T39">
      <style:text-properties style:font-name="바탕" style:font-name-asian="함초롬바탕"/>
    </style:style>
  </office:automatic-styles>
  <office:body>
    <office:text>
      <text:p text:style-name="P1"><text:span text:style-name="T1">표입니다</text:span><text:span text:style-name="T2">.</text:span></text:p>
      <text:p text:style-name="P2"><draw:frame draw:style-name="fr1" draw:z-index="0" svg:width="14.799cm" svg:x="0.000cm" svg:y="0.000cm" text:anchor-type="paragraph"><draw:text-box fo:min-height="2.261cm"><table:table table:name="T1" table:style-name="T1" text:anchor-type="paragraph"><table:table-column table:style-name="T1.C65"/><table:table-column table:style-name="T1.C66"/><table:table-column table:style-name="T1.C67"/><table:table-column table:style-name="T1.C68"/><table:table-column table:style-name="T1.C69"/><table:table-column table:style-name="T1.C70"/><table:table-column table:style-name="T1.C71"/><table:table-row table:style-name="T1.R1"><table:table-cell table:style-name="T1.R1_C0"><text:p text:style-name="P3"><text:span text:style-name="T3">11</text:span></text:p></table:table-cell><table:table-cell table:style-name="T1.R1_C1"><text:p text:style-name="P4"><text:span text:style-name="T4">12</text:span></text:p></table:table-cell><table:table-cell table:style-name="T1.R1_C2"><text:p text:style-name="P5"><text:span text:style-name="T5">13</text:span></text:p></table:table-cell><table:table-cell table:style-name="T1.R1_C3"><text:p text:style-name="P6"><text:span text:style-name="T6">14</text:span></text:p></table:table-cell><table:table-cell table:style-name="T1.R1_C4"><text:p text:style-name="P7"><text:span text:style-name="T7">15</text:span></text:p></table:table-cell><table:table-cell table:style-name="T1.R1_C5"><text:p text:style-name="P8"><text:span text:style-name="T8">16</text:span></text:p></table:table-cell><table:table-cell table:style-name="T1.R1_C6"><text:p text:style-name="P9"><text:span text:style-name="T9">17</text:span></text:p></table:table-cell></table:table-row><table:table-row table:style-name="T1.R2"><table:table-cell table:style-name="T1.R2_C0"><text:p text:style-name="P10"><text:span text:style-name="T10">21</text:span></text:p></table:table-cell><table:table-cell table:style-name="T1.R2_C1"><text:p text:style-name="P11"><text:span text:style-name="T11">22</text:span></text:p></table:table-cell><table:table-cell table:style-name="T1.R2_C2"><text:p text:style-name="P12"><text:span text:style-name="T12">23</text:span></text:p></table:table-cell><table:table-cell table:style-name="T1.R2_C3"><text:p text:style-name="P13"><text:span text:style-name="T13">24</text:span></text:p></table:table-cell><table:table-cell table:style-name="T1.R2_C4"><text:p text:style-name="P14"><text:span text:style-name="T14">25</text:span></text:p></table:table-cell><table:table-cell table:style-name="T1.R2_C5"><text:p text:style-name="P15"><text:span text:style-name="T15">26</text:span></text:p></table:table-cell><table:table-cell table:style-name="T1.R2_C6"><text:p text:style-name="P16"><text:span text:style-name="T16">27</text:span></text:p></table:table-cell></table:table-row><table:table-row table:style-name="T1.R3"><table:table-cell table:style-name="T1.R3_C0"><text:p text:style-name="P17"><text:span text:style-name="T17">31</text:span></text:p></table:table-cell><table:table-cell table:style-name="T1.R3_C1"><text:p text:style-name="P18"><text:span text:style-name="T18">32</text:span></text:p></table:table-cell><table:table-cell table:style-name="T1.R3_C2"><text:p text:style-name="P19"><text:span text:style-name="T19">33</text:span></text:p></table:table-cell><table:table-cell table:style-name="T1.R3_C3"><text:p text:style-name="P20"><text:span text:style-name="T20">34</text:span></text:p></table:table-cell><table:table-cell table:style-name="T1.R3_C4"><text:p text:style-name="P21"><text:span text:style-name="T21">35</text:span></text:p></table:table-cell><table:table-cell table:style-name="T1.R3_C5"><text:p text:style-name="P22"><text:span text:style-name="T22">36</text:span></text:p></table:table-cell><table:table-cell table:style-name="T1.R3_C6"><text:p text:style-name="P23"><text:span text:style-name="T23">37</text:span></text:p></table:table-cell></table:table-row><table:table-row table:style-name="T1.R4"><table:table-cell table:style-name="T1.R4_C0"><text:p text:style-name="P24"><text:span text:style-name="T24">41</text:span></text:p></table:table-cell><table:table-cell table:style-name="T1.R4_C1"><text:p text:style-name="P25"><text:span text:style-name="T25">42</text:span></text:p></table:table-cell><table:table-cell table:style-name="T1.R4_C2"><text:p text:style-name="P26"><text:span text:style-name="T26">43</text:span></text:p></table:table-cell><table:table-cell table:style-name="T1.R4_C3"><text:p text:style-name="P27"><text:span text:style-name="T27">44</text:span></text:p></table:table-cell><table:table-cell table:style-name="T1.R4_C4"><text:p text:style-name="P28"><text:span text:style-name="T28">45</text:span></text:p></table:table-cell><table:table-cell table:style-name="T1.R4_C5"><text:p text:style-name="P29"><text:span text:style-name="T29">46</text:span></text:p></table:table-cell><table:table-cell table:style-name="T1.R4_C6"><text:p text:style-name="P30"><text:span text:style-name="T30">47</text:span></text:p></table:table-cell></table:table-row><table:table-row table:style-name="T1.R5"><table:table-cell table:style-name="T1.R5_C0"><text:p text:style-name="P31"><text:span text:style-name="T31">51</text:span></text:p></table:table-cell><table:table-cell table:style-name="T1.R5_C1"><text:p text:style-name="P32"><text:span text:style-name="T32">52</text:span></text:p></table:table-cell><table:table-cell table:style-name="T1.R5_C2"><text:p text:style-name="P33"><text:span text:style-name="T33">53</text:span></text:p></table:table-cell><table:table-cell table:style-name="T1.R5_C3"><text:p text:style-name="P34"><text:span text:style-name="T34">54</text:span></text:p></table:table-cell><table:table-cell table:style-name="T1.R5_C4"><text:p text:style-name="P35"><text:span text:style-name="T35">55</text:span></text:p></table:table-cell><table:table-cell table:style-name="T1.R5_C5"><text:p text:style-name="P36"><text:span text:style-name="T36">56</text:span></text:p></table:table-cell><table:table-cell table:style-name="T1.R5_C6"><text:p text:style-name="P37"><text:span text:style-name="T37">57</text:span></text:p></table:table-cell></table:table-row></table:table></draw:text-box></draw:frame></text:p>
      <text:p text:style-name="P38"><text:span text:style-name="T38">표가 끝났는데 새로운 문단일까요</text:span><text:span text:style-name="T39">?</text:span>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automatic-styles>
    <style:page-layout style:name="pm1">
      <style:page-layout-properties fo:margin-bottom="1.500cm" fo:margin-left="3.000cm" fo:margin-right="3.000cm" fo:margin-top="2.000cm" fo:page-height="29.700cm" fo:page-width="21.000cm" style:print-orientation="portrait"/>
      <style:header-style>
        <style:header-footer-properties fo:margin-bottom="0cm" fo:margin-left="0cm" fo:margin-right="0cm" fo:margin-top="0cm" fo:min-height="1.500cm"/>
      </style:header-style>
      <style:footer-style>
        <style:header-footer-properties fo:margin-bottom="0cm" fo:margin-left="0cm" fo:margin-right="0cm" fo:margin-top="0cm" fo:min-height="1.500cm"/>
      </style:footer-style>
    </style:page-layout>
  </office:automatic-styles>
  <office:master-styles>
    <style:master-page style:name="Standard" style:page-layout-name="pm1">
      <style:header>
        <text:p text:style-name="바탕글"/>
      </style:header>
      <style:footer>
        <text:p text:style-name="바탕글"/>
      </style:footer>
    </style:master-page>
  </office:master-styles>
  <office:styles>
    <style:style style:class="text" style:family="paragraph" style:name="0" style:parent-style-name="Standard">
      <style:paragraph-properties fo:line-height="160%" fo:padding-bottom="0.000cm" fo:padding-left="0.000cm" fo:padding-right="0.000cm" fo:padding-top="0.000cm" fo:text-align="left" style:snap-to-layout-grid="true" style:vertical-align="baseline"/>
      <style:text-properties fo:color="#000000" fo:font-size="10.0pt" style:font-name="함초롬바탕" style:font-name-asian="함초롬바탕" style:font-size-asian="10.0pt"/>
    </style:style>
    <draw:stroke-dash draw:display-name="Ultrafine Dashed" draw:distance="200%" draw:dots1="1" draw:dots1-length="400%" draw:dots2="1" draw:dots2-length="400%" draw:name="Hwp_Dash" draw:style="rect"/>
    <draw:stroke-dash draw:display-name="Ultrafine Dotted (var)" draw:distance="200%" draw:dots1="1" draw:dots1-length="100%" draw:name="Hwp_Dot" draw:style="rect"/>
    <draw:stroke-dash draw:display-name="1 Dots 1 Dash" draw:distance="200%" draw:dots1="1" draw:dots1-length="400%" draw:dots2="1" draw:dots2-length="100%" draw:name="Hwp_Dash_Dot" draw:style="rect"/>
    <draw:stroke-dash draw:display-name="2 Dots 1 Dash" draw:distance="200%" draw:dots1="1" draw:dots1-length="400%" draw:dots2="2" draw:dots2-length="100%" draw:name="Hwp_Dash_Dot_Dot" draw:style="rect"/>
    <draw:stroke-dash draw:display-name="Long Dash" draw:distance="200%" draw:dots1="1" draw:dots1-length="600%" draw:dots2="1" draw:dots2-length="100%" draw:name="Hwp_LongDash" draw:style="rect"/>
    <draw:stroke-dash draw:display-name="Long Dash 1Dot" draw:distance="200%" draw:dots1="1" draw:dots1-length="600%" draw:dots2="1" draw:dots2-length="100%" draw:name="Hwp_LongDash_Dot" draw:style="rect"/>
    <draw:stroke-dash draw:display-name="Long Dash 2 Dots" draw:distance="200%" draw:dots1="1" draw:dots1-length="600%" draw:dots2="2" draw:dots2-length="100%" draw:name="Hwp_LongDash_Dot_Dot" draw:style="rect"/>
    <draw:stroke-dash draw:display-name="Circle" draw:distance="200%" draw:dots1="1" draw:dots1-length="100%" draw:dots2="1" draw:dots2-length="100%" draw:name="Hwp_Circle" draw:style="round"/>
    <draw:marker draw:display-name="Hwp_Arrow" draw:name="Hwp_Arrow" svg:d="m10 0-10 30h20z" svg:viewBox="0 0 20 30"/>
    <draw:marker draw:display-name="Hwp_Line_Arrow" draw:name="Hwp_Line_Arrow" svg:d="m0 2108v17 17l12 42 30 34 38 21 43 4 29-8 30-21 25-26 13-34 343-1532 339 1520 13 42 29 34 39 21 42 4 42-12 34-30 21-42v-39-12l-4 4-440-1998-9-42-25-39-38-25-43-8-42 8-38 25-26 39-8 42z" svg:viewBox="0 0 1122 2243"/>
    <draw:marker draw:display-name="Hwp_Line_Arrow_Concave" draw:name="Hwp_Line_Arrow_Concave" svg:d="m1013 1491 118 89-567-1580-564 1580 114-85 136-68 148-46 161-17 161 13 153 46z" svg:viewBox="0 0 1131 1580"/>
    <draw:marker draw:display-name="Hwp_Square_45" draw:name="Hwp_Square_45" svg:d="m0 564 564 567 567-567-567-564z" svg:viewBox="0 0 1131 1131"/>
    <draw:marker draw:display-name="Hwp_Circle" draw:name="Hwp_Circle" svg:d="m462 1118-102-29-102-51-93-72-72-93-51-102-29-102-13-105 13-102 29-106 51-102 72-89 93-72 102-50 102-34 106-9 101 9 106 34 98 50 93 72 72 89 51 102 29 106 13 102-13 105-29 102-51 102-72 93-93 72-98 51-106 29-101 13z" svg:viewBox="0 0 1131 1131"/>
    <draw:marker draw:display-name="Hwp_Square" draw:name="Hwp_Square" svg:d="m0 0h10v10h-10z" svg:viewBox="0 0 10 10"/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xmlns:xlink="http://www.w3.org/1999/xlink" office:version="1.0">
  <office:meta>
    <meta:generator>Hwp 8, 5, 6, 1130</meta:generator>
    <meta:creation-date>2011년 12월 31일 토요일 오후 9:50:32</meta:creation-date>
    <dc:title>표입니다</dc:title>
    <dc:creator>cogniti</dc:creator>
    <dc:date>2011년 12월 31일 토요일 오후 9:54:23</dc:date>
    <dc:language>euc-KR</dc:language>
    <meta:print-date/>
    <dc:subject/>
    <dc:description/>
    <meta:keyword/>
    <meta:document-statistic meta:character-count="6" meta:image-count="0" meta:object-count="0" meta:page-count="1" meta:paragraph-count="1" meta:table-count="0" meta:word-count="1"/>
  </office:meta>
</office:document-meta>
</file>